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min-row-height="0.002cm"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1.2" style:family="table-row">
      <style:table-row-properties style:min-row-height="1.065cm" style:keep-together="true" fo:keep-together="auto"/>
    </style:style>
    <style:style style:name="Table1.A5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1.14" style:family="table-row">
      <style:table-row-properties style:min-row-height="1.039cm" style:keep-together="true" fo:keep-together="auto"/>
    </style:style>
    <style:style style:name="Table1.50" style:family="table-row">
      <style:table-row-properties style:min-row-height="0.97cm" style:keep-together="true" fo:keep-together="auto"/>
    </style:style>
    <style:style style:name="P1" style:family="paragraph" style:parent-style-name="Standard">
      <style:paragraph-properties fo:margin-top="0cm" fo:margin-bottom="0cm" fo:line-height="0.423cm" fo:text-align="start" style:justify-single-word="false" fo:hyphenation-ladder-count="no-limit"/>
      <style:text-properties fo:hyphenate="false" fo:hyphenation-remain-char-count="2" fo:hyphenation-push-char-count="2"/>
    </style:style>
    <style:style style:name="P2" style:family="paragraph" style:parent-style-name="Standard" style:list-style-name="L2">
      <style:paragraph-properties fo:margin-top="0cm" fo:margin-bottom="0cm" fo:line-height="0.423cm" fo:text-align="start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>
        <style:tab-stops>
          <style:tab-stop style:position="0.873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0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0" style:text-position="0% 0%" style:font-name="Palatino Linotype" fo:font-size="10pt" fo:letter-spacing="normal" style:font-name-asian="Palatino Linotype1" style:font-size-asian="10pt" style:font-name-complex="Palatino Linotype1"/>
    </style:style>
    <style:style style:name="P7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>
        <style:tab-stops>
          <style:tab-stop style:position="0.873cm"/>
        </style:tab-stops>
      </style:paragraph-properties>
      <style:text-properties fo:color="#000000" style:text-position="0% 0%" style:font-name="Palatino Linotype" fo:font-size="10pt" fo:letter-spacing="normal" fo:font-weight="bold" style:font-name-asian="Palatino Linotype1" style:font-size-asian="10pt" style:font-weight-asian="bold" style:font-name-complex="Palatino Linotype1"/>
    </style:style>
    <style:style style:name="P8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>
        <style:tab-stops>
          <style:tab-stop style:position="0.873cm"/>
        </style:tab-stops>
      </style:paragraph-properties>
      <style:text-properties fo:color="#000000" style:text-position="0% 0%" style:font-name="Palatino Linotype" fo:font-size="11pt" fo:letter-spacing="normal" fo:font-weight="bold" style:font-name-asian="Palatino Linotype1" style:font-size-asian="11pt" style:font-weight-asian="bold" style:font-name-complex="Palatino Linotype1"/>
    </style:style>
    <style:style style:name="P9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0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style:text-position="0% 0%" fo:letter-spacing="normal"/>
    </style:style>
    <style:style style:name="P11" style:family="paragraph" style:parent-style-name="Standard" style:master-page-name="Standard">
      <style:paragraph-properties fo:margin-left="0cm" fo:margin-right="0cm" fo:margin-top="0cm" fo:margin-bottom="0cm" fo:line-height="0.423cm" fo:text-align="start" style:justify-single-word="false" fo:text-indent="0cm" style:auto-text-indent="false" style:page-number="auto"/>
    </style:style>
    <style:style style:name="P12" style:family="paragraph" style:parent-style-name="Standard">
      <style:paragraph-properties fo:margin-left="0.635cm" fo:margin-right="0cm" fo:margin-top="0cm" fo:margin-bottom="0cm" fo:line-height="0.423cm" fo:text-align="start" style:justify-single-word="false" fo:text-indent="0cm" style:auto-text-indent="false"/>
      <style:text-properties fo:color="#000000" style:text-position="0% 0%" style:font-name="Palatino Linotype" fo:font-size="10pt" fo:letter-spacing="normal" style:font-name-asian="Palatino Linotype1" style:font-size-asian="10pt" style:font-name-complex="Palatino Linotype1"/>
    </style:style>
    <style:style style:name="P13" style:family="paragraph" style:parent-style-name="Standard" style:list-style-name="WWNum5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14" style:family="paragraph" style:parent-style-name="Standard" style:list-style-name="WWNum13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15" style:family="paragraph" style:parent-style-name="Standard" style:list-style-name="WWNum21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16" style:family="paragraph" style:parent-style-name="Standard" style:list-style-name="WWNum29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17" style:family="paragraph" style:parent-style-name="Standard" style:list-style-name="WWNum45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18" style:family="paragraph" style:parent-style-name="Standard" style:list-style-name="WWNum53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19" style:family="paragraph" style:parent-style-name="Standard" style:list-style-name="WWNum61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0" style:family="paragraph" style:parent-style-name="Standard" style:list-style-name="WWNum69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1" style:family="paragraph" style:parent-style-name="Standard" style:list-style-name="WWNum77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2" style:family="paragraph" style:parent-style-name="Standard" style:list-style-name="WWNum85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3" style:family="paragraph" style:parent-style-name="Standard" style:list-style-name="WWNum94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4" style:family="paragraph" style:parent-style-name="Standard" style:list-style-name="WWNum104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5" style:family="paragraph" style:parent-style-name="Standard" style:list-style-name="WWNum112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6" style:family="paragraph" style:parent-style-name="Standard" style:list-style-name="WWNum136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7" style:family="paragraph" style:parent-style-name="Standard" style:list-style-name="WWNum144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8" style:family="paragraph" style:parent-style-name="Standard" style:list-style-name="WWNum152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29" style:family="paragraph" style:parent-style-name="Standard" style:list-style-name="WWNum160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30" style:family="paragraph" style:parent-style-name="Standard" style:list-style-name="WWNum168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31" style:family="paragraph" style:parent-style-name="Standard" style:list-style-name="WWNum176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32" style:family="paragraph" style:parent-style-name="Standard" style:list-style-name="WWNum184">
      <style:paragraph-properties fo:margin-left="0.80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33" style:family="paragraph" style:parent-style-name="Standard" style:list-style-name="WWNum37">
      <style:paragraph-properties fo:margin-left="0.801cm" fo:margin-right="0cm" fo:margin-top="0cm" fo:margin-bottom="0cm" fo:line-height="0.423cm" fo:text-align="start" style:justify-single-word="false" fo:text-indent="-0.635cm" style:auto-text-indent="false"/>
    </style:style>
    <style:style style:name="P34" style:family="paragraph" style:parent-style-name="Standard">
      <style:paragraph-properties fo:margin-left="0.051cm" fo:margin-right="0cm" fo:margin-top="0cm" fo:margin-bottom="0cm" fo:line-height="0.423cm" fo:text-align="start" style:justify-single-word="false" fo:text-indent="0cm" style:auto-text-indent="false"/>
    </style:style>
    <style:style style:name="P35" style:family="paragraph" style:parent-style-name="Standard">
      <style:paragraph-properties fo:margin-left="0.051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36" style:family="paragraph" style:parent-style-name="Standard">
      <style:paragraph-properties fo:margin-left="0.801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37" style:family="paragraph" style:parent-style-name="Standard">
      <style:paragraph-properties fo:margin-left="0.801cm" fo:margin-right="0cm" fo:margin-top="0cm" fo:margin-bottom="0cm" fo:line-height="0.423cm" fo:text-align="start" style:justify-single-word="false" fo:hyphenation-ladder-count="no-limit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 fo:hyphenate="false" fo:hyphenation-remain-char-count="2" fo:hyphenation-push-char-count="2"/>
    </style:style>
    <style:style style:name="P38" style:family="paragraph" style:parent-style-name="Standard">
      <style:paragraph-properties fo:margin-left="0.801cm" fo:margin-right="0cm" fo:margin-top="0cm" fo:margin-bottom="0cm" fo:line-height="0.423cm" fo:text-align="start" style:justify-single-word="false" fo:text-indent="0cm" style:auto-text-indent="false"/>
    </style:style>
    <style:style style:name="P39" style:family="paragraph" style:parent-style-name="Standard">
      <style:paragraph-properties fo:margin-left="0.801cm" fo:margin-right="0cm" fo:margin-top="0cm" fo:margin-bottom="0cm" fo:line-height="0.423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801cm" fo:margin-right="0cm" fo:margin-top="0cm" fo:margin-bottom="0cm" fo:line-height="0.423cm" fo:text-align="start" style:justify-single-word="false" fo:hyphenation-ladder-count="no-limit" fo:text-indent="0cm" style:auto-text-indent="false"/>
      <style:text-properties fo:color="#000000" style:text-position="0% 0%" style:font-name="Palatino Linotype" fo:font-size="10pt" fo:letter-spacing="normal" style:font-name-asian="Palatino Linotype1" style:font-size-asian="10pt" style:font-name-complex="Palatino Linotype1" fo:hyphenate="false" fo:hyphenation-remain-char-count="2" fo:hyphenation-push-char-count="2"/>
    </style:style>
    <style:style style:name="P41" style:family="paragraph" style:parent-style-name="Standard">
      <style:paragraph-properties fo:margin-left="0.801cm" fo:margin-right="0cm" fo:margin-top="0cm" fo:margin-bottom="0cm" fo:line-height="0.423cm" fo:text-align="start" style:justify-single-word="false" fo:hyphenation-ladder-count="no-limit" fo:text-indent="0cm" style:auto-text-indent="false"/>
      <style:text-properties style:text-position="0% 0%" fo:letter-spacing="normal" fo:hyphenate="false" fo:hyphenation-remain-char-count="2" fo:hyphenation-push-char-count="2"/>
    </style:style>
    <style:style style:name="P42" style:family="paragraph" style:parent-style-name="Standard">
      <style:paragraph-properties fo:margin-left="0.166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43" style:family="paragraph" style:parent-style-name="Standard" style:list-style-name="WWNum192">
      <style:paragraph-properties fo:margin-left="0.75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44" style:family="paragraph" style:parent-style-name="Standard" style:list-style-name="WWNum198">
      <style:paragraph-properties fo:margin-left="0.751cm" fo:margin-right="0cm" fo:margin-top="0cm" fo:margin-bottom="0cm" fo:line-height="0.423cm" fo:text-align="start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45" style:family="paragraph" style:parent-style-name="Standard">
      <style:paragraph-properties fo:margin-left="0.116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1" style:family="text">
      <style:text-properties fo:color="#000000" style:text-position="0% 0%" style:font-name="Tahoma" fo:font-size="14pt" fo:letter-spacing="normal" style:font-name-asian="Tahoma1" style:font-size-asian="14pt" style:font-name-complex="Tahoma1"/>
    </style:style>
    <style:style style:name="T2" style:family="text">
      <style:text-properties fo:color="#000000" style:text-position="0% 0%" style:font-name="Palatino Linotype" fo:font-size="10pt" fo:letter-spacing="normal" style:font-name-asian="Palatino Linotype1" style:font-size-asian="10pt" style:font-name-complex="Palatino Linotype1"/>
    </style:style>
    <style:style style:name="T3" style:family="text">
      <style:text-properties fo:color="#000000" style:text-position="0% 0%" style:font-name="Palatino Linotype" fo:font-size="10pt" fo:letter-spacing="normal" fo:font-style="italic" style:font-name-asian="Palatino Linotype1" style:font-size-asian="10pt" style:font-style-asian="italic" style:font-name-complex="Palatino Linotype1"/>
    </style:style>
    <style:style style:name="T4" style:family="text">
      <style:text-properties fo:color="#000000" style:text-position="0% 0%" style:font-name="Palatino Linotype" fo:font-size="10pt" fo:letter-spacing="normal" fo:font-style="italic" fo:font-weight="bold" style:font-name-asian="Palatino Linotype1" style:font-size-asian="10pt" style:font-style-asian="italic" style:font-weight-asian="bold" style:font-name-complex="Palatino Linotype1"/>
    </style:style>
    <style:style style:name="T5" style:family="text">
      <style:text-properties fo:color="#000000" style:text-position="0% 0%" style:font-name="Palatino Linotype" fo:font-size="9pt" fo:letter-spacing="normal" fo:font-weight="bold" style:font-name-asian="Palatino Linotype1" style:font-size-asian="9pt" style:font-weight-asian="bold" style:font-name-complex="Palatino Linotype1"/>
    </style:style>
    <style:style style:name="T6" style:family="text">
      <style:text-properties fo:color="#000000" style:text-position="super 58%" style:font-name="Palatino Linotype" fo:font-size="10pt" fo:letter-spacing="normal" style:font-name-asian="Palatino Linotype1" style:font-size-asian="10pt" style:font-name-complex="Palatino Linotype1"/>
    </style:style>
    <style:style style:name="T7" style:family="text">
      <style:text-properties style:text-position="0% 0%" fo:letter-spacing="normal"/>
    </style:style>
    <style:style style:name="T8" style:family="text">
      <style:text-properties fo:color="#00000a" style:text-position="0% 0%" fo:letter-spacing="normal"/>
    </style:style>
    <style:style style:name="T9" style:family="text">
      <style:text-properties fo:color="#00000a" style:text-position="0% 0%" style:font-name="Palatino Linotype" fo:font-size="10pt" fo:letter-spacing="normal" style:font-name-asian="Palatino Linotype1" style:font-size-asian="10pt" style:font-name-complex="Palatino Linotype1"/>
    </style:style>
    <style:style style:name="T10" style:family="text">
      <style:text-properties fo:color="#00000a" style:text-position="0% 0%" style:font-name="Palatino Linotype" fo:font-size="11pt" fo:letter-spacing="normal" fo:font-weight="bold" style:font-name-asian="Palatino Linotype1" style:font-size-asian="11pt" style:font-weight-asian="bold" style:font-name-complex="Palatino Linotype1"/>
    </style:style>
    <style:style style:name="T11" style:family="text">
      <style:text-properties fo:color="#00000a" style:text-position="0% 0%" style:font-name="Calibri" fo:font-size="10pt" fo:letter-spacing="normal" style:font-name-asian="Calibri1" style:font-size-asian="10pt" style:font-name-complex="Calibri1"/>
    </style:style>
    <style:style style:name="T12" style:family="text">
      <style:text-properties fo:color="#00000a" style:text-position="0% 0%" style:font-name="Calibri" fo:font-size="10pt" fo:letter-spacing="normal" fo:font-style="italic" fo:font-weight="bold" style:font-name-asian="Calibri1" style:font-size-asian="10pt" style:font-style-asian="italic" style:font-weight-asian="bold" style:font-name-complex="Calibri1"/>
    </style:style>
    <style:style style:name="T13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635cm" fo:margin-left="0.8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ssignment </text:span></text:p>
      <text:p text:style-name="P5"/>
      <text:p text:style-name="P3"><text:span text:style-name="T2">Mar23/ DBT/ 011</text:span></text:p>
      <text:p text:style-name="P3"><text:span text:style-name="T2">Database Technologies</text:span></text:p>
      <text:p text:style-name="P3"><text:span text:style-name="T2">Diploma in Advance Computing</text:span></text:p>
      <text:p text:style-name="P3"><text:span text:style-name="T9">March 2023</text:span></text:p>
      <text:p text:style-name="P6"/>
      <text:p text:style-name="P12"/>
      <text:p text:style-name="P4"><text:span text:style-name="T10">Sub-queries with joins.</text:span></text:p>
      <text:p text:style-name="P8"/>
      <text:p text:style-name="P4"><text:span text:style-name="T11">USE </text:span><text:span text:style-name="T12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11">relation to solve the following queries.</text:span></text:p>
      <text:p text:style-name="P8"/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874788209356243799" text:style-name="WWNum5">
              <text:list-item>
                <text:p text:style-name="P13"><text:span text:style-name="T2">Display all student who have taken admission in more than 2 batche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34"><text:span text:style-name="T13">select * from student where id in(select studentid from batch_students group by studentid having count(*)&gt;2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8493963634099102210" text:style-name="WWNum13">
              <text:list-item>
                <text:p text:style-name="P14"><text:span text:style-name="T2">Display the student detail who have joined the same batch of the student ‘saleel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student where id in(select studentid from batch_students where batchid in(select batchid from batch_students where studentid=(select id from student where namefirst='saleel'))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3535685825320746027" text:style-name="WWNum21">
              <text:list-item>
                <text:p text:style-name="P15"><text:span text:style-name="T2">Display all courses where least number of students have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course_batches where courseid in( select courseid from ( select distinct dense_rank() over(order by capacity)R1,courseid,capacity from course_batches)t where r1=1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4005398193883734531" text:style-name="WWNum29">
              <text:list-item>
                <text:p text:style-name="P16"><text:span text:style-name="T2">Display student details who havenot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student where id not in( select studentid from batch_students group by studentid);</text:span></text:p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list xml:id="list8045359111854571374" text:style-name="WWNum37">
              <text:list-item>
                <text:p text:style-name="P33"><text:span text:style-name="T2">Get all courses where no modules are defined in course_modules table.</text:span></text:p>
              </text:list-item>
            </text:list>
          </table:table-cell>
        </table:table-row>
        <table:table-row table:style-name="Table1.14">
          <table:table-cell table:style-name="Table1.A5" office:value-type="string">
            <text:p text:style-name="P34"><text:span text:style-name="T13">select * from course where not exists (select * from course_modules where course.id=course_modules.courseid);</text:span></text:p>
            <text:p text:style-name="P35"/>
            <text:p text:style-name="P34"><text:span text:style-name="T13">select * from course where id not in(select distinct courseid from course_modules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3472716797699014933" text:style-name="WWNum45">
              <text:list-item>
                <text:p text:style-name="P17"><text:span text:style-name="T2">Display course</text:span><text:span text:style-name="T3">_batches</text:span><text:span text:style-name="T2">details where student has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course_batches where id in (select distinct batchid from batch_students where batch_students.batchid=course_batches.id);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13">select * from course_batches where id in(select distinct batchid from batch_students)</text:span></text:p>
          </table:table-cell>
        </table:table-row>
        <table:table-row table:style-name="Table1.1">
          <table:table-cell table:style-name="Table1.A1" office:value-type="string">
            <text:list xml:id="list4233857005699535886" text:style-name="WWNum53">
              <text:list-item>
                <text:p text:style-name="P18"><text:span text:style-name="T9">Display all students whose marks of ‘BE’ is more than ‘ULKA’ marks in ‘BE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student where id in(select studentid from student_qualifications where marks&gt;(select marks from student_qualifications where studentid=( select id from student where namefirst='ulka')and name='be')and name='be' 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265948839927227804" text:style-name="WWNum61">
              <text:list-item>
                <text:p text:style-name="P19"><text:span text:style-name="T2">Display all students whose marks are more than ‘saleel’ marks in 10</text:span><text:span text:style-name="T6">th</text:span><text:span text:style-name="T2"> std.</text:span></text:p>
              </text:list-item>
            </text:list>
          </table:table-cell>
        </table:table-row>
        <text:soft-page-break/>
        <table:table-row table:style-name="Table1.2">
          <table:table-cell table:style-name="Table1.A5" office:value-type="string">
            <text:p text:style-name="P34"><text:span text:style-name="T13">select * from student_qualifications where marks = (select marks from(select * from student_qualifications where studentid in( select id from student where namefirst='saleel'))t where name =10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2640856013357701784" text:style-name="WWNum69">
              <text:list-item>
                <text:p text:style-name="P20"><text:span text:style-name="T2">Display students whose DOB is as same as ‘kaushal’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student where dob=( select dob from student where namefirst = 'kaushal' 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1493432964148852316" text:style-name="WWNum77">
              <text:list-item>
                <text:p text:style-name="P21"><text:span text:style-name="T2">Display all student details who have three or more phone number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student where id in(select studentid from student_phone group by studentid having count(studentid)&gt;3)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1968971735526162824" text:style-name="WWNum85">
              <text:list-item>
                <text:p text:style-name="P22"><text:span text:style-name="T2">Display marks for the studentID 1 and 7 who have done ‘BE’. (Note: the marks must be displayed side by side).</text:span></text:p>
              </text:list-item>
            </text:list>
            <text:p text:style-name="P40"/>
            <text:p text:style-name="P37"/>
            <text:p text:style-name="P41"/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studentid,name,marks from student_qualifications where studentid=1 or studentid=7;</text:span>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7854063037437823025" text:style-name="WWNum94">
              <text:list-item>
                <text:p text:style-name="P23"><text:span text:style-name="T2">Display marks for the studentID 1 and 7 who have done ‘BE’ also fine out the difference of marks between them.</text:span></text:p>
              </text:list-item>
            </text:list>
            <text:p text:style-name="P39"><text:span text:style-name="T2">(Note: the marks and difference between the marks must be displayed side by side)</text:span></text:p>
            <text:p text:style-name="P6"/>
            <text:p text:style-name="P6"/>
            <text:p text:style-name="P10"/>
          </table:table-cell>
        </table:table-row>
        <table:table-row table:style-name="Table1.2">
          <table:table-cell table:style-name="Table1.A5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list xml:id="list5674312156489420795" text:style-name="WWNum104">
              <text:list-item>
                <text:p text:style-name="P24"><text:span text:style-name="T2">Display all student who are not joined any of the batch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student where id not in(select distinct studentid from batch_students );</text:span></text:p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list xml:id="list1480268283959018735" text:style-name="WWNum112">
              <text:list-item>
                <text:p text:style-name="P25"><text:span text:style-name="T2">Display all course_batches details who are starting on the same day as ‘Batch1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course_batches where dayname(starton) = (select dayname(starton) from course_batches where name='batch1' );</text:span></text:p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list xml:id="list5330742798071163220" text:style-name="L2">
              <text:list-item>
                <text:p text:style-name="P2"><text:span text:style-name="T2">Display all students whose 10</text:span><text:span text:style-name="T6">th</text:span><text:span text:style-name="T2"> marks is more than student ‘Neel’s 10</text:span><text:span text:style-name="T6">th</text:span><text:span text:style-name="T2"> mark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34"><text:span text:style-name="T13">select * from student where id in(select studentid from student_qualifications where name="10" and marks&gt;(select marks from student_qualifications where studentid in(select id from student where namefirst='neel' ) and name=10));</text:span></text:p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p text:style-name="P1"><text:span text:style-name="T9">Get all student with their qualification details who have highest marks in ‘BE’.</text:span></text:p>
          </table:table-cell>
        </table:table-row>
        <table:table-row table:style-name="Table1.2">
          <table:table-cell table:style-name="Table1.A5" office:value-type="string">
            <text:p text:style-name="P35">select * <text:s/>from student join (select * from (select *,dense_rank() over(order by marks desc)r from student_qualifications where name='be' )t where r =1)aa on student.id=aa.studentid;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7708907787079136914" text:style-name="WWNum136">
              <text:list-item>
                <text:p text:style-name="P26"><text:span text:style-name="T9">Get all student with their qualification details who have second highest marks in ‘BE’.</text:span></text:p>
              </text:list-item>
            </text:list>
          </table:table-cell>
        </table:table-row>
        <text:soft-page-break/>
        <table:table-row table:style-name="Table1.50">
          <table:table-cell table:style-name="Table1.A5" office:value-type="string">
            <text:p text:style-name="P35">select * <text:s/>from student join (select * from (select *,dense_rank() over(order by marks desc)r from student_qualifications where name='be' )t where r =2)aa on student.id=aa.studentid;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2614363650120816570" text:style-name="WWNum144">
              <text:list-item>
                <text:p text:style-name="P27"><text:span text:style-name="T2">Display the student and student_qualification details who have scored the maximum marks in ‘BE’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9"><text:s/>select * <text:s/>from student join (select * from (select *,dense_rank() over(order by marks desc)r from student_qualifications where name='be' )t where r =1)aa on student.id=aa.studentid;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8371670416033575887" text:style-name="WWNum152">
              <text:list-item>
                <text:p text:style-name="P28"><text:span text:style-name="T2">Display the student details who have scored the maximum marks in ‘BE’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list xml:id="list542285799484881444" text:style-name="WWNum160">
              <text:list-item>
                <text:p text:style-name="P29"><text:span text:style-name="T2">Display the student details who have scored the minimum marks in ‘10’ std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5392025952200376464" text:style-name="WWNum168">
              <text:list-item>
                <text:p text:style-name="P30"><text:span text:style-name="T2">Display all student and student_qualification details of those students who have scored marks more than ‘RAJAN’ in ‘BE’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3702774099514139547" text:style-name="WWNum176">
              <text:list-item>
                <text:p text:style-name="P31"><text:span text:style-name="T2">Display all student who have done ‘BE’ in the same year as of studentID 16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5182259852313439591" text:style-name="WWNum184">
              <text:list-item>
                <text:p text:style-name="P32"><text:span text:style-name="T2">Display all odd records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list xml:id="list4706555464497476739" text:style-name="WWNum192">
              <text:list-item>
                <text:p text:style-name="P43"><text:span text:style-name="T2">Calculate the sum of marks student wise of their qualifications (i.e. 10</text:span><text:span text:style-name="T6">th</text:span><text:span text:style-name="T2">, 12</text:span><text:span text:style-name="T6">th</text:span><text:span text:style-name="T2"> and BE marks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list xml:id="list2017058300187593102" text:style-name="WWNum198">
              <text:list-item>
                <text:p text:style-name="P44"><text:span text:style-name="T2">Display students’ details who are not having </text:span><text:span text:style-name="T4">'Aadhaar'</text:span><text:span text:style-name="T2"> car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5"/>
          </table:table-cell>
        </table:table-row>
      </table:table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31T16:27:14.54</dc:date>
    <dc:creator>admin </dc:creator>
    <meta:generator>OpenOffice/4.1.11$Win32 OpenOffice.org_project/4111m1$Build-9808</meta:generator>
    <meta:editing-duration>PT1H2M5S</meta:editing-duration>
    <meta:editing-cycles>6</meta:editing-cycles>
    <meta:document-statistic meta:table-count="1" meta:image-count="0" meta:object-count="0" meta:page-count="3" meta:paragraph-count="52" meta:word-count="736" meta:character-count="5059"/>
  </office:meta>
</office:document-meta>
</file>